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A000001BDE600EDEBF6BDB23E.png" manifest:media-type="image/png"/>
  <manifest:file-entry manifest:full-path="Pictures/10000000000003F9000000AAC41325007106CBAC.png" manifest:media-type="image/png"/>
  <manifest:file-entry manifest:full-path="Pictures/1000000000000402000003A2A1887922FCB9B5CD.png" manifest:media-type="image/png"/>
  <manifest:file-entry manifest:full-path="Pictures/100000000000031A0000022ADE7A7066B1164AC4.png" manifest:media-type="image/png"/>
  <manifest:file-entry manifest:full-path="Pictures/10000000000003F800000254CA3D0B6CF46537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d3067" officeooo:paragraph-rsid="000d3067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противление среды</text:p>
      <text:p text:style-name="P1"/>
      <text:p text:style-name="P1"><draw:frame draw:style-name="fr2" draw:name="Image1" text:anchor-type="char" svg:width="17cm" svg:height="9.971cm" draw:z-index="0"><draw:image xlink:href="Pictures/10000000000003F800000254CA3D0B6CF46537BC.png" xlink:type="simple" xlink:show="embed" xlink:actuate="onLoad" loext:mime-type="image/png"/></draw:frame><draw:frame draw:style-name="fr1" draw:name="Image2" text:anchor-type="char" svg:x="0cm" svg:y="9.97cm" svg:width="17cm" svg:height="15.409cm" draw:z-index="1"><draw:image xlink:href="Pictures/1000000000000402000003A2A1887922FCB9B5CD.png" xlink:type="simple" xlink:show="embed" xlink:actuate="onLoad" loext:mime-type="image/png"/></draw:frame></text:p>
      <text:p text:style-name="P1"><draw:frame draw:style-name="fr2" draw:name="Image3" text:anchor-type="char" svg:width="17cm" svg:height="2.84cm" draw:z-index="2"><draw:image xlink:href="Pictures/10000000000003F9000000AAC41325007106CBAC.png" xlink:type="simple" xlink:show="embed" xlink:actuate="onLoad" loext:mime-type="image/png"/></draw:frame><draw:frame draw:style-name="fr1" draw:name="Image4" text:anchor-type="char" svg:x="0cm" svg:y="2.838cm" svg:width="17cm" svg:height="9.527cm" draw:z-index="3"><draw:image xlink:href="Pictures/100000000000031A000001BDE600EDEBF6BDB23E.png" xlink:type="simple" xlink:show="embed" xlink:actuate="onLoad" loext:mime-type="image/png"/></draw:frame><text:soft-page-break/></text:p>
      <text:p text:style-name="P1"><draw:frame draw:style-name="fr1" draw:name="Image5" text:anchor-type="char" svg:x="0cm" svg:y="9.523cm" svg:width="17cm" svg:height="11.862cm" draw:z-index="4"><draw:image xlink:href="Pictures/100000000000031A0000022ADE7A7066B1164AC4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21:28:50.888473785</meta:creation-date>
    <dc:date>2022-07-02T21:43:29.273785913</dc:date>
    <meta:editing-duration>PT14S</meta:editing-duration>
    <meta:editing-cycles>1</meta:editing-cycles>
    <meta:document-statistic meta:table-count="0" meta:image-count="5" meta:object-count="0" meta:page-count="2" meta:paragraph-count="1" meta:word-count="2" meta:character-count="19" meta:non-whitespace-character-count="18"/>
    <meta:generator>LibreOffice/6.4.7.2$Linux_X86_64 LibreOffice_project/40$Build-2</meta:generator>
  </office:meta>
</office:document-meta>
</file>